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officeooo:paragraph-rsid="001f2366"/>
    </style:style>
    <style:style style:name="T1" style:family="text">
      <style:text-properties officeooo:rsid="001f2366"/>
    </style:style>
    <style:style style:name="T2" style:family="text">
      <style:text-properties officeooo:rsid="001f6a60"/>
    </style:style>
    <style:style style:name="T3" style:family="text">
      <style:text-properties officeooo:rsid="00216964"/>
    </style:style>
    <style:style style:name="T4" style:family="text">
      <style:text-properties officeooo:rsid="00226f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XITHIOPHENE DIFFICULTIES</text:span></text:p>
      <text:p text:style-name="P1"><text:span text:style-name="T1"/></text:p>
      <text:p text:style-name="P1"><text:span text:style-name="T1">-seems c direction is too short to cope with amount of polarisability directed along axis.</text:span></text:p>
      <text:p text:style-name="P1"><text:span text:style-name="T1">-get -ve </text:span><text:span text:style-name="T2">reorg </text:span><text:span text:style-name="T1">values for splitting c</text:span><text:span text:style-name="T2">h</text:span><text:span text:style-name="T1">arge in this dir for size 6., or for </text:span></text:p>
      <text:p text:style-name="P1"><text:span text:style-name="T1"/></text:p>
      <text:p text:style-name="P1"><text:span text:style-name="T1">Bizarrely, don't have same issues for size 5. </text:span><text:span text:style-name="T2">Also bizarrely, have some 'hot spots' with -ve reorg values at various posns within lattice. </text:span><text:span text:style-name="T3">Mostly mol d. <text:s/></text:span><text:span text:style-name="T4">displaced in b (or b ans a)</text:span></text:p>
      <text:p text:style-name="P1"><text:span text:style-name="T3"/></text:p>
      <text:p text:style-name="P1"><text:span text:style-name="T3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宋体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4:56:48</meta:creation-date>
    <dc:date>2014-07-07T19:32:34</dc:date>
    <meta:editing-duration>PT4H26M15S</meta:editing-duration>
    <meta:editing-cycles>1</meta:editing-cycles>
    <meta:document-statistic meta:table-count="0" meta:image-count="0" meta:object-count="0" meta:page-count="1" meta:paragraph-count="4" meta:word-count="65" meta:character-count="372" meta:non-whitespace-character-count="309"/>
    <meta:generator>LibreOffice/3.6$MacOSX_x86 LibreOffice_project/e29a214-2bbed72-0621de6-a97528c-8f066d</meta:generator>
  </office:meta>
</office:document-meta>
</file>